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language="none" fo:country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cell-protect="none" style:print-content="true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map style:condition="cell-content()&gt;0" style:apply-style-name="ConditionalStyle_5f_1" style:base-cell-address="Converter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verter" table:style-name="ta1" table:protected="true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3"/>
          <table:table-cell table:style-name="ce1" office:value-type="string">
            <text:p>itemStates:</text:p>
          </table:table-cell>
          <table:table-cell table:style-name="ce2" office:value-type="float" office:value="262529">
            <text:p>2625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table:style-name="ce3" office:value-type="string">
            <text:p>Active bits:</text:p>
          </table:table-cell>
          <table:table-cell table:number-columns-repeated="1019"/>
        </table:table-row>
        <table:table-row table:style-name="ro2">
          <table:table-cell office:value-type="string">
            <text:p>ITEMIS_ONLYONE</text:p>
          </table:table-cell>
          <table:table-cell office:value-type="float" office:value="1">
            <text:p>1</text:p>
          </table:table-cell>
          <table:table-cell table:formula="of:=HEX2DEC([.B4])" office:value-type="float" office:value="1">
            <text:p>1</text:p>
          </table:table-cell>
          <table:table-cell table:formula="of:=IF([.D5]-[.C4]&gt;=0;[.D5]-[.C4];[.D5])" office:value-type="float" office:value="0">
            <text:p>0</text:p>
          </table:table-cell>
          <table:table-cell table:style-name="ce4" table:formula="of:=IF([.D4]&lt;&gt;[.D5];1;0)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TEMIS_EXTENDED</text:p>
          </table:table-cell>
          <table:table-cell office:value-type="float" office:value="2">
            <text:p>2</text:p>
          </table:table-cell>
          <table:table-cell table:formula="of:=HEX2DEC([.B5])" office:value-type="float" office:value="2">
            <text:p>2</text:p>
          </table:table-cell>
          <table:table-cell table:formula="of:=IF([.D6]-[.C5]&gt;=0;[.D6]-[.C5];[.D6])" office:value-type="float" office:value="1">
            <text:p>1</text:p>
          </table:table-cell>
          <table:table-cell table:style-name="ce4" table:formula="of:=IF([.D5]&lt;&gt;[.D6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INSVN</text:p>
          </table:table-cell>
          <table:table-cell office:value-type="float" office:value="4">
            <text:p>4</text:p>
          </table:table-cell>
          <table:table-cell table:formula="of:=HEX2DEC([.B6])" office:value-type="float" office:value="4">
            <text:p>4</text:p>
          </table:table-cell>
          <table:table-cell table:formula="of:=IF([.D7]-[.C6]&gt;=0;[.D7]-[.C6];[.D7])" office:value-type="float" office:value="1">
            <text:p>1</text:p>
          </table:table-cell>
          <table:table-cell table:style-name="ce4" table:formula="of:=IF([.D6]&lt;&gt;[.D7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CONFLICTED</text:p>
          </table:table-cell>
          <table:table-cell office:value-type="float" office:value="8">
            <text:p>8</text:p>
          </table:table-cell>
          <table:table-cell table:formula="of:=HEX2DEC([.B7])" office:value-type="float" office:value="8">
            <text:p>8</text:p>
          </table:table-cell>
          <table:table-cell table:formula="of:=IF([.D8]-[.C7]&gt;=0;[.D8]-[.C7];[.D8])" office:value-type="float" office:value="1">
            <text:p>1</text:p>
          </table:table-cell>
          <table:table-cell table:style-name="ce4" table:formula="of:=IF([.D7]&lt;&gt;[.D8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FOLDER</text:p>
          </table:table-cell>
          <table:table-cell office:value-type="float" office:value="10">
            <text:p>10</text:p>
          </table:table-cell>
          <table:table-cell table:formula="of:=HEX2DEC([.B8])" office:value-type="float" office:value="16">
            <text:p>16</text:p>
          </table:table-cell>
          <table:table-cell table:formula="of:=IF([.D9]-[.C8]&gt;=0;[.D9]-[.C8];[.D9])" office:value-type="float" office:value="1">
            <text:p>1</text:p>
          </table:table-cell>
          <table:table-cell table:style-name="ce4" table:formula="of:=IF([.D8]&lt;&gt;[.D9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FOLDERINSVN</text:p>
          </table:table-cell>
          <table:table-cell office:value-type="float" office:value="20">
            <text:p>20</text:p>
          </table:table-cell>
          <table:table-cell table:formula="of:=HEX2DEC([.B9])" office:value-type="float" office:value="32">
            <text:p>32</text:p>
          </table:table-cell>
          <table:table-cell table:formula="of:=IF([.D10]-[.C9]&gt;=0;[.D10]-[.C9];[.D10])" office:value-type="float" office:value="1">
            <text:p>1</text:p>
          </table:table-cell>
          <table:table-cell table:style-name="ce4" table:formula="of:=IF([.D9]&lt;&gt;[.D10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NORMAL</text:p>
          </table:table-cell>
          <table:table-cell office:value-type="float" office:value="40">
            <text:p>40</text:p>
          </table:table-cell>
          <table:table-cell table:formula="of:=HEX2DEC([.B10])" office:value-type="float" office:value="64">
            <text:p>64</text:p>
          </table:table-cell>
          <table:table-cell table:formula="of:=IF([.D11]-[.C10]&gt;=0;[.D11]-[.C10];[.D11])" office:value-type="float" office:value="1">
            <text:p>1</text:p>
          </table:table-cell>
          <table:table-cell table:style-name="ce4" table:formula="of:=IF([.D10]&lt;&gt;[.D11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IGNORED</text:p>
          </table:table-cell>
          <table:table-cell office:value-type="float" office:value="80">
            <text:p>80</text:p>
          </table:table-cell>
          <table:table-cell table:formula="of:=HEX2DEC([.B11])" office:value-type="float" office:value="128">
            <text:p>128</text:p>
          </table:table-cell>
          <table:table-cell table:formula="of:=IF([.D12]-[.C11]&gt;=0;[.D12]-[.C11];[.D12])" office:value-type="float" office:value="1">
            <text:p>1</text:p>
          </table:table-cell>
          <table:table-cell table:style-name="ce4" table:formula="of:=IF([.D11]&lt;&gt;[.D12];1;0)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TEMIS_INVERSIONEDFOLDER</text:p>
          </table:table-cell>
          <table:table-cell office:value-type="float" office:value="100">
            <text:p>100</text:p>
          </table:table-cell>
          <table:table-cell table:formula="of:=HEX2DEC([.B12])" office:value-type="float" office:value="256">
            <text:p>256</text:p>
          </table:table-cell>
          <table:table-cell table:formula="of:=IF([.D13]-[.C12]&gt;=0;[.D13]-[.C12];[.D13])" office:value-type="float" office:value="129">
            <text:p>129</text:p>
          </table:table-cell>
          <table:table-cell table:style-name="ce4" table:formula="of:=IF([.D12]&lt;&gt;[.D13];1;0)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TEMIS_ADDED</text:p>
          </table:table-cell>
          <table:table-cell office:value-type="float" office:value="200">
            <text:p>200</text:p>
          </table:table-cell>
          <table:table-cell table:formula="of:=HEX2DEC([.B13])" office:value-type="float" office:value="512">
            <text:p>512</text:p>
          </table:table-cell>
          <table:table-cell table:formula="of:=IF([.D14]-[.C13]&gt;=0;[.D14]-[.C13];[.D14])" office:value-type="float" office:value="385">
            <text:p>385</text:p>
          </table:table-cell>
          <table:table-cell table:style-name="ce4" table:formula="of:=IF([.D13]&lt;&gt;[.D14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DELETED</text:p>
          </table:table-cell>
          <table:table-cell office:value-type="float" office:value="400">
            <text:p>400</text:p>
          </table:table-cell>
          <table:table-cell table:formula="of:=HEX2DEC([.B14])" office:value-type="float" office:value="1024">
            <text:p>1024</text:p>
          </table:table-cell>
          <table:table-cell table:formula="of:=IF([.D15]-[.C14]&gt;=0;[.D15]-[.C14];[.D15])" office:value-type="float" office:value="385">
            <text:p>385</text:p>
          </table:table-cell>
          <table:table-cell table:style-name="ce4" table:formula="of:=IF([.D14]&lt;&gt;[.D15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LOCKED</text:p>
          </table:table-cell>
          <table:table-cell office:value-type="float" office:value="800">
            <text:p>800</text:p>
          </table:table-cell>
          <table:table-cell table:formula="of:=HEX2DEC([.B15])" office:value-type="float" office:value="2048">
            <text:p>2048</text:p>
          </table:table-cell>
          <table:table-cell table:formula="of:=IF([.D16]-[.C15]&gt;=0;[.D16]-[.C15];[.D16])" office:value-type="float" office:value="385">
            <text:p>385</text:p>
          </table:table-cell>
          <table:table-cell table:style-name="ce4" table:formula="of:=IF([.D15]&lt;&gt;[.D16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PATCHFILE</text:p>
          </table:table-cell>
          <table:table-cell office:value-type="float" office:value="1000">
            <text:p>1000</text:p>
          </table:table-cell>
          <table:table-cell table:formula="of:=HEX2DEC([.B16])" office:value-type="float" office:value="4096">
            <text:p>4096</text:p>
          </table:table-cell>
          <table:table-cell table:formula="of:=IF([.D17]-[.C16]&gt;=0;[.D17]-[.C16];[.D17])" office:value-type="float" office:value="385">
            <text:p>385</text:p>
          </table:table-cell>
          <table:table-cell table:style-name="ce4" table:formula="of:=IF([.D16]&lt;&gt;[.D17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NEEDSLOCK</text:p>
          </table:table-cell>
          <table:table-cell office:value-type="float" office:value="4000">
            <text:p>4000</text:p>
          </table:table-cell>
          <table:table-cell table:formula="of:=HEX2DEC([.B17])" office:value-type="float" office:value="16384">
            <text:p>16384</text:p>
          </table:table-cell>
          <table:table-cell table:formula="of:=IF([.D18]-[.C17]&gt;=0;[.D18]-[.C17];[.D18])" office:value-type="float" office:value="385">
            <text:p>385</text:p>
          </table:table-cell>
          <table:table-cell table:style-name="ce4" table:formula="of:=IF([.D17]&lt;&gt;[.D18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PATCHINCLIPBOARD</text:p>
          </table:table-cell>
          <table:table-cell office:value-type="float" office:value="8000">
            <text:p>8000</text:p>
          </table:table-cell>
          <table:table-cell table:formula="of:=HEX2DEC([.B18])" office:value-type="float" office:value="32768">
            <text:p>32768</text:p>
          </table:table-cell>
          <table:table-cell table:formula="of:=IF([.D19]-[.C18]&gt;=0;[.D19]-[.C18];[.D19])" office:value-type="float" office:value="385">
            <text:p>385</text:p>
          </table:table-cell>
          <table:table-cell table:style-name="ce4" table:formula="of:=IF([.D18]&lt;&gt;[.D19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PATHINCLIPBOARD</text:p>
          </table:table-cell>
          <table:table-cell office:value-type="float" office:value="10000">
            <text:p>10000</text:p>
          </table:table-cell>
          <table:table-cell table:formula="of:=HEX2DEC([.B19])" office:value-type="float" office:value="65536">
            <text:p>65536</text:p>
          </table:table-cell>
          <table:table-cell table:formula="of:=IF([.D20]-[.C19]&gt;=0;[.D20]-[.C19];[.D20])" office:value-type="float" office:value="385">
            <text:p>385</text:p>
          </table:table-cell>
          <table:table-cell table:style-name="ce4" table:formula="of:=IF([.D19]&lt;&gt;[.D20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TWO</text:p>
          </table:table-cell>
          <table:table-cell office:value-type="float" office:value="20000">
            <text:p>20000</text:p>
          </table:table-cell>
          <table:table-cell table:formula="of:=HEX2DEC([.B20])" office:value-type="float" office:value="131072">
            <text:p>131072</text:p>
          </table:table-cell>
          <table:table-cell table:formula="of:=IF([.D21]-[.C20]&gt;=0;[.D21]-[.C20];[.D21])" office:value-type="float" office:value="385">
            <text:p>385</text:p>
          </table:table-cell>
          <table:table-cell table:style-name="ce4" table:formula="of:=IF([.D20]&lt;&gt;[.D21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SUBMODULE</text:p>
          </table:table-cell>
          <table:table-cell office:value-type="float" office:value="40000">
            <text:p>40000</text:p>
          </table:table-cell>
          <table:table-cell table:formula="of:=HEX2DEC([.B21])" office:value-type="float" office:value="262144">
            <text:p>262144</text:p>
          </table:table-cell>
          <table:table-cell table:formula="of:=IF([.D22]-[.C21]&gt;=0;[.D22]-[.C21];[.D22])" office:value-type="float" office:value="385">
            <text:p>385</text:p>
          </table:table-cell>
          <table:table-cell table:style-name="ce4" table:formula="of:=IF([.D21]&lt;&gt;[.D22];1;0)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TEMIS_GITSVN</text:p>
          </table:table-cell>
          <table:table-cell office:value-type="float" office:value="80000">
            <text:p>80000</text:p>
          </table:table-cell>
          <table:table-cell table:formula="of:=HEX2DEC([.B22])" office:value-type="float" office:value="524288">
            <text:p>524288</text:p>
          </table:table-cell>
          <table:table-cell table:formula="of:=IF([.D23]-[.C22]&gt;=0;[.D23]-[.C22];[.D23])" office:value-type="float" office:value="262529">
            <text:p>262529</text:p>
          </table:table-cell>
          <table:table-cell table:style-name="ce4" table:formula="of:=IF([.D22]&lt;&gt;[.D23];1;0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TEMIS_STASH</text:p>
          </table:table-cell>
          <table:table-cell office:value-type="float" office:value="100000">
            <text:p>100000</text:p>
          </table:table-cell>
          <table:table-cell table:formula="of:=HEX2DEC([.B23])" office:value-type="float" office:value="1048576">
            <text:p>1048576</text:p>
          </table:table-cell>
          <table:table-cell table:formula="of:=IF([.E1]-[.C23]&gt;=0;[.C23]-[.E1];[.E1])" office:value-type="float" office:value="262529">
            <text:p>262529</text:p>
          </table:table-cell>
          <table:table-cell table:style-name="ce4" table:formula="of:=IF([.D23]&lt;&gt;[.E1];1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>
            <text:p>Taken from src\TortoiseShell\Globals.h</text:p>
          </table:table-cell>
          <table:table-cell table:number-columns-repeated="1023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de" number:country="DE">
      <number:number number:min-integer-digits="1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.09.2011</text:date>, <text:time>17:3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5T17:35:48.94</dc:date>
    <dc:creator>Sven Strickroth</dc:creator>
    <meta:document-statistic meta:table-count="1" meta:cell-count="104" meta:object-count="0"/>
    <meta:generator>OpenOffice.org/3.2$Win32 OpenOffice.org_project/320m18$Build-9502</meta:generator>
  </office:meta>
</office:document-meta>
</file>